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43257"/>
    </style:style>
    <style:style style:name="T1" style:family="text">
      <style:text-properties officeooo:rsid="00043257"/>
    </style:style>
    <style:style style:name="T2" style:family="text">
      <style:text-properties fo:font-style="italic" officeooo:rsid="00043257" style:font-size-asian="10.5pt"/>
    </style:style>
    <style:style style:name="T3" style:family="text">
      <style:text-properties fo:font-weight="bold" officeooo:rsid="00043257" style:font-size-asian="10.5pt"/>
    </style:style>
    <style:style style:name="T4" style:family="text">
      <style:text-properties fo:font-weight="bold" officeooo:rsid="000611a8" style:font-size-asian="10.5pt"/>
    </style:style>
    <style:style style:name="T5" style:family="text">
      <style:text-properties fo:color="#800000" officeooo:rsid="00043257"/>
    </style:style>
    <style:style style:name="T6" style:family="text">
      <style:text-properties fo:color="#800000" officeooo:rsid="000af7dc"/>
    </style:style>
    <style:style style:name="T7" style:family="text">
      <style:text-properties fo:color="#00cccc" officeooo:rsid="00043257"/>
    </style:style>
    <style:style style:name="T8" style:family="text">
      <style:text-properties fo:color="#0066ff" officeooo:rsid="00043257"/>
    </style:style>
    <style:style style:name="T9" style:family="text">
      <style:text-properties fo:color="#00cc00" officeooo:rsid="000432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3"/><text:span text:style-name="T1">A ilha da fonte </text:span></text:p>
      <text:p text:style-name="Standard"/>
      <text:p text:style-name="P1"><text:s/><text:span text:style-name="T1">Essa ilha tem sete entradas e em seu centro uma </text:span><text:span text:style-name="T9">grande fonte</text:span><text:span text:style-name="T1"> e em volta da fonte uma grande cidade onde sua principal fonte de renda é suas </text:span><text:span text:style-name="T2">construções e reparos navais</text:span><text:span text:style-name="T1">, mas nem sempre foi assim antes disso </text:span><text:span text:style-name="T8">essa ilha era muito pobre e cheia de tristeza</text:span><text:span text:style-name="T7"> </text:span><text:span text:style-name="T1">até um grande carpinteiro fez um projeto muito importante que poderia mudar tudo, </text:span><text:span text:style-name="T3">esse projeto era uma grande ferrovia oc</text:span><text:span text:style-name="T4">eâ</text:span><text:span text:style-name="T3">nica.</text:span></text:p>
      <text:p text:style-name="Standard"><text:s/><text:span text:style-name="T1">Porém quando ele ainda estava projetando ele foi acusado de ter feito uns projetos para o maior criminoso do mundo uns anos atrás, mas depois de falar o seu projeto ele ganhou tempo e caso desse certo seu crime iria ser anulado, e o projeto deu certo, só que no dia em que seu crime ia ser anulado,</text:span><text:span text:style-name="T2"> mas uma organização do governo armou um ataque onde esse grande carpinteiro foi acusado </text:span><text:span text:style-name="T5">assim continuando com um crime, ele foi jul</text:span><text:span text:style-name="T1">g</text:span><text:span text:style-name="T5">ado como culpado e foi executado, mesmo assim seu legado(a ferrovia) de muito certo e salvou a ilh</text:span><text:span text:style-name="T6">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4T11:24:00.871410049</meta:creation-date>
    <dc:date>2022-08-04T11:45:12.704821858</dc:date>
    <meta:editing-duration>PT8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69" meta:character-count="993" meta:non-whitespace-character-count="761"/>
  </office:meta>
</office:document-meta>
</file>